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91698" officeooo:paragraph-rsid="00191698" style:font-weight-asian="bold" style:font-weight-complex="bold"/>
    </style:style>
    <style:style style:name="P2" style:family="paragraph" style:parent-style-name="Standard" style:list-style-name="L1">
      <style:text-properties fo:font-weight="bold" officeooo:rsid="00191698" officeooo:paragraph-rsid="00191698" style:font-weight-asian="bold" style:font-weight-complex="bold"/>
    </style:style>
    <style:style style:name="P3" style:family="paragraph" style:parent-style-name="Standard" style:list-style-name="L2">
      <style:text-properties fo:font-weight="bold" officeooo:rsid="00191698" officeooo:paragraph-rsid="00191698" style:font-weight-asian="bold" style:font-weight-complex="bold"/>
    </style:style>
    <style:style style:name="P4" style:family="paragraph" style:parent-style-name="Standard" style:list-style-name="L3">
      <style:text-properties fo:font-weight="bold" officeooo:rsid="00191698" officeooo:paragraph-rsid="00191698" style:font-weight-asian="bold" style:font-weight-complex="bold"/>
    </style:style>
    <style:style style:name="P5" style:family="paragraph" style:parent-style-name="Standard" style:list-style-name="L4">
      <style:text-properties fo:font-weight="bold" officeooo:rsid="00191698" officeooo:paragraph-rsid="00191698" style:font-weight-asian="bold" style:font-weight-complex="bold"/>
    </style:style>
    <style:style style:name="P6" style:family="paragraph" style:parent-style-name="Standard" style:list-style-name="L5">
      <style:text-properties fo:font-weight="bold" officeooo:rsid="00191698" officeooo:paragraph-rsid="00191698" style:font-weight-asian="bold" style:font-weight-complex="bold"/>
    </style:style>
    <style:style style:name="P7" style:family="paragraph" style:parent-style-name="Standard" style:list-style-name="L6">
      <style:text-properties fo:font-weight="bold" officeooo:rsid="00191698" officeooo:paragraph-rsid="001ae53d" style:font-weight-asian="bold" style:font-weight-complex="bold"/>
    </style:style>
    <style:style style:name="P8" style:family="paragraph" style:parent-style-name="Standard" style:list-style-name="L5">
      <style:text-properties fo:font-weight="bold" officeooo:rsid="001ae53d" officeooo:paragraph-rsid="001ae53d" style:font-weight-asian="bold" style:font-weight-complex="bold"/>
    </style:style>
    <style:style style:name="P9" style:family="paragraph" style:parent-style-name="Standard">
      <style:text-properties fo:font-weight="bold" officeooo:rsid="001ae53d" officeooo:paragraph-rsid="001ae53d" style:font-weight-asian="bold" style:font-weight-complex="bold"/>
    </style:style>
    <style:style style:name="P10" style:family="paragraph" style:parent-style-name="Standard" style:list-style-name="L6">
      <style:text-properties fo:font-style="italic" fo:font-weight="bold" officeooo:rsid="00191698" officeooo:paragraph-rsid="001ae53d" style:font-style-asian="italic" style:font-weight-asian="bold" style:font-style-complex="italic" style:font-weight-complex="bold"/>
    </style:style>
    <style:style style:name="P11" style:family="paragraph" style:parent-style-name="Standard">
      <style:text-properties fo:font-style="italic" fo:font-weight="bold" officeooo:rsid="00191698" officeooo:paragraph-rsid="001ae53d" style:font-style-asian="italic" style:font-weight-asian="bold" style:font-style-complex="italic" style:font-weight-complex="bold"/>
    </style:style>
    <style:style style:name="P12" style:family="paragraph" style:parent-style-name="Standard">
      <style:text-properties fo:font-style="italic" fo:font-weight="bold" officeooo:rsid="001ae53d" officeooo:paragraph-rsid="001ae53d" style:font-style-asian="italic" style:font-weight-asian="bold" style:font-style-complex="italic" style:font-weight-complex="bold"/>
    </style:style>
    <style:style style:name="P13" style:family="paragraph" style:parent-style-name="Standard" style:list-style-name="L7">
      <style:text-properties fo:font-style="italic" fo:font-weight="bold" officeooo:rsid="001ae53d" officeooo:paragraph-rsid="001ae53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ae53d"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ae53d"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s going on:</text:p>
      <text:list xml:id="list636869678" text:style-name="L1">
        <text:list-item>
          <text:p text:style-name="P2"><text:span text:style-name="T1">Insurance quotes come from a database that’s automatically populated with data from ComboCompare.</text:span></text:p>
        </text:list-item>
        <text:list-item>
          <text:p text:style-name="P2"><text:span text:style-name="T1">Sometimes, the database doesn’t contain a result for a quote that you need.</text:span></text:p>
        </text:list-item>
        <text:list-item>
          <text:p text:style-name="P2"><text:span text:style-name="T1">Sometimes, the JavaScript front end returns bad data on its own, even if the correct result was in the database.</text:span></text:p>
        </text:list-item>
      </text:list>
      <text:p text:style-name="P1"><text:span text:style-name="T1"/></text:p>
      <text:p text:style-name="P1">What’s the goal:</text:p>
      <text:list xml:id="list567644615" text:style-name="L2">
        <text:list-item>
          <text:p text:style-name="P3"><text:span text:style-name="T1">To continue to provide customers with an </text:span>efficient virtual process</text:p>
        </text:list-item>
        <text:list-item>
          <text:p text:style-name="P3"><text:span text:style-name="T1">To streamline the quote generation process without calling out to other applications</text:span></text:p>
        </text:list-item>
        <text:list-item>
          <text:p text:style-name="P3"><text:span text:style-name="T1">To find a way to stay ahead of the curve when companies institute rate changes</text:span></text:p>
        </text:list-item>
      </text:list>
      <text:p text:style-name="P1"><text:span text:style-name="T1"/></text:p>
      <text:p text:style-name="P1">What we did:</text:p>
      <text:list xml:id="list1031088191" text:style-name="L3">
        <text:list-item>
          <text:p text:style-name="P4"><text:span text:style-name="T1">Pulled all of the data that was generated from the ComboCompare application into Python</text:span></text:p>
        </text:list-item>
        <text:list-item>
          <text:p text:style-name="P4"><text:span text:style-name="T1">Analyzed the data and transformed the dataset so that it could be used to teach a machine learning algorithm</text:span></text:p>
        </text:list-item>
        <text:list-item>
          <text:p text:style-name="P4"><text:span text:style-name="T1">Found a formula that would approximate the results returned from ComboCompare</text:span></text:p>
        </text:list-item>
      </text:list>
      <text:p text:style-name="P1"><text:span text:style-name="T1"/></text:p>
      <text:p text:style-name="P1">What was learned:</text:p>
      <text:list xml:id="list1176573763" text:style-name="L4">
        <text:list-item>
          <text:p text:style-name="P5"><text:span text:style-name="T1">The dataset used to find the formula will need to contain all possible combinations for insurance quotes</text:span></text:p>
        </text:list-item>
        <text:list-item>
          <text:p text:style-name="P5"><text:span text:style-name="T1">The dataset will need to be analyzed thoroughly to understand how all the pieces fit together</text:span></text:p>
        </text:list-item>
        <text:list-item>
          <text:p text:style-name="P5"><text:span text:style-name="T1">Many different learning algorithms (ways of teaching the machine) will need to be tried, so it can perform reasonably well no matter what data we give it</text:span></text:p>
        </text:list-item>
      </text:list>
      <text:p text:style-name="P1"><text:span text:style-name="T1"/></text:p>
      <text:p text:style-name="P1">What to be wary about:</text:p>
      <text:list xml:id="list685053287" text:style-name="L5">
        <text:list-item>
          <text:p text:style-name="P6"><text:span text:style-name="T1">This system is not guaranteed to be any better than the automation, but if we choose the right algorithm and teach it in just the right way, then it’s likely to be more robust going forward</text:span></text:p>
        </text:list-item>
        <text:list-item>
          <text:p text:style-name="P6"><text:span text:style-name="T1">This system will need to rely on data generated by ComboCompare to learn, so the automation won’t go away immediately, but we may be able to phase it out as we go</text:span></text:p>
        </text:list-item>
        <text:list-item>
          <text:p text:style-name="P8"><text:span text:style-name="T1">This system will need a lot of training time and supervision to start, but if we put the right systems in place, then it should be able to learn on its own in the future</text:span></text:p>
        </text:list-item>
      </text:list>
      <text:p text:style-name="P9"><text:span text:style-name="T1"/></text:p>
      <text:p text:style-name="P9">What you’ll get:</text:p>
      <text:list xml:id="list1348616311" text:style-name="L6">
        <text:list-item>
          <text:p text:style-name="P7"><text:span text:style-name="T3">Insurance quotes come from a database that’s automatically populated with data from ComboCompare…</text:span><text:span text:style-name="T1"> </text:span><text:span text:style-name="T2">In the future, insurance quotes will be calculated using a heuristic formula that the machine learning system developed.</text:span></text:p>
        </text:list-item>
        <text:list-item>
          <text:p text:style-name="P10"><text:span text:style-name="T2">Sometimes, the database doesn’t contain a result for a quote that you need… </text:span><text:span text:style-name="T6">In the future, the system may be able to give an estimate by predicting a quote, instead of returning N/A.</text:span></text:p>
        </text:list-item>
        <text:list-item>
          <text:p text:style-name="P10"><text:span text:style-name="T2">Sometimes, the JavaScript front end returns bad data on its own, even if the correct result was in the database… </text:span><text:span text:style-name="T6">In the future, the front end would calculate the quote using the heuristic formula, mitigating the potential downsides of calling out to the database directly.</text:span></text:p>
        </text:list-item>
      </text:list>
      <text:p text:style-name="P11"><text:span text:style-name="T6"/></text:p>
      <text:p text:style-name="P12"><text:span text:style-name="T4">What’s up next:</text:span></text:p>
      <text:list xml:id="list1610855" text:style-name="L7">
        <text:list-item>
          <text:p text:style-name="P13"><text:span text:style-name="T5">Develop some </text:span><text:span text:style-name="T4">domain expertise</text:span><text:span text:style-name="T5"> to better understand how the current system works and what results you’re trying to get</text:span></text:p>
        </text:list-item>
        <text:list-item>
          <text:p text:style-name="P13"><text:span text:style-name="T5">Analyze the available data and try out lots of different algorithms to determine what will </text:span><text:span text:style-name="T4">create the best heuristic formula</text:span></text:p>
        </text:list-item>
        <text:list-item>
          <text:p text:style-name="P13"><text:span text:style-name="T5">Figure out how to </text:span><text:span text:style-name="T4">integrate</text:span><text:span text:style-name="T5"> this system into the current workfl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5:35:00.583287789</meta:creation-date>
    <dc:date>2020-01-31T15:55:26.646166274</dc:date>
    <meta:editing-duration>PT7M26S</meta:editing-duration>
    <meta:editing-cycles>1</meta:editing-cycles>
    <meta:document-statistic meta:table-count="0" meta:image-count="0" meta:object-count="0" meta:page-count="1" meta:paragraph-count="28" meta:word-count="493" meta:character-count="2767" meta:non-whitespace-character-count="2323"/>
    <meta:generator>LibreOffice/6.0.7.3$Linux_X86_64 LibreOffice_project/00m0$Build-3</meta:generator>
  </office:meta>
</office:document-meta>
</file>